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4.1917in"/>
    </style:style>
    <style:style style:name="co4" style:family="table-column">
      <style:table-column-properties fo:break-before="auto" style:column-width="2.4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6.5366in" svg:y="1.2028in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частота</text:p>
          </table:table-cell>
          <table:table-cell office:value-type="string" calcext:value-type="string">
            <text:p>постирония</text:p>
          </table:table-cell>
          <table:table-cell office:value-type="string" calcext:value-type="string">
            <text:p>напряжение</text:p>
          </table:table-cell>
          <table:table-cell office:value-type="string" calcext:value-type="string">
            <text:p>ток, мА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]/[.A2] * [.D2]" office:value-type="float" office:value="3.78" calcext:value-type="float">
            <text:p>3.78</text:p>
          </table:table-cell>
          <table:table-cell office:value-type="float" office:value="0.21" calcext:value-type="float">
            <text:p>0.2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3]/[.A3] * [.D3]" office:value-type="float" office:value="3.56888888888889" calcext:value-type="float">
            <text:p>3.56888888888889</text:p>
          </table:table-cell>
          <table:table-cell office:value-type="float" office:value="0.365" calcext:value-type="float">
            <text:p>0.36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C4]/[.A4] * [.D4]" office:value-type="float" office:value="3.24748" calcext:value-type="float">
            <text:p>3.24748</text:p>
          </table:table-cell>
          <table:table-cell office:value-type="float" office:value="0.494" calcext:value-type="float">
            <text:p>0.494</text:p>
          </table:table-cell>
          <table:table-cell office:value-type="float" office:value="427.3" calcext:value-type="float">
            <text:p>427.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C5]/[.A5] * [.D5]" office:value-type="float" office:value="2.90691317647059" calcext:value-type="float">
            <text:p>2.90691317647059</text:p>
          </table:table-cell>
          <table:table-cell office:value-type="float" office:value="0.598" calcext:value-type="float">
            <text:p>0.598</text:p>
          </table:table-cell>
          <table:table-cell office:value-type="float" office:value="413.19" calcext:value-type="float">
            <text:p>413.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C6]/[.A6] * [.D6]" office:value-type="float" office:value="2.58433866666667" calcext:value-type="float">
            <text:p>2.58433866666667</text:p>
          </table:table-cell>
          <table:table-cell office:value-type="float" office:value="0.679" calcext:value-type="float">
            <text:p>0.679</text:p>
          </table:table-cell>
          <table:table-cell office:value-type="float" office:value="399.64" calcext:value-type="float">
            <text:p>399.6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C7]/[.A7] * [.D7]" office:value-type="float" office:value="2.297067744" calcext:value-type="float">
            <text:p>2.297067744</text:p>
          </table:table-cell>
          <table:table-cell office:value-type="float" office:value="0.7412" calcext:value-type="float">
            <text:p>0.7412</text:p>
          </table:table-cell>
          <table:table-cell office:value-type="float" office:value="387.39" calcext:value-type="float">
            <text:p>387.3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C8]/[.A8] * [.D8]" office:value-type="float" office:value="2.04689793103448" calcext:value-type="float">
            <text:p>2.04689793103448</text:p>
          </table:table-cell>
          <table:table-cell office:value-type="float" office:value="0.788" calcext:value-type="float">
            <text:p>0.788</text:p>
          </table:table-cell>
          <table:table-cell office:value-type="float" office:value="376.65" calcext:value-type="float">
            <text:p>376.6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C9]/[.A9] * [.D9]" office:value-type="float" office:value="1.83725" calcext:value-type="float">
            <text:p>1.83725</text:p>
          </table:table-cell>
          <table:table-cell office:value-type="float" office:value="0.825" calcext:value-type="float">
            <text:p>0.825</text:p>
          </table:table-cell>
          <table:table-cell office:value-type="float" office:value="367.45" calcext:value-type="float">
            <text:p>367.4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C10]/[.A10] * [.D10]" office:value-type="float" office:value="1.65758648648649" calcext:value-type="float">
            <text:p>1.65758648648649</text:p>
          </table:table-cell>
          <table:table-cell office:value-type="float" office:value="0.853" calcext:value-type="float">
            <text:p>0.853</text:p>
          </table:table-cell>
          <table:table-cell office:value-type="float" office:value="359.5" calcext:value-type="float">
            <text:p>359.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C11]/[.A11] * [.D11]" office:value-type="float" office:value="1.50585365853659" calcext:value-type="float">
            <text:p>1.50585365853659</text:p>
          </table:table-cell>
          <table:table-cell office:value-type="float" office:value="0.875" calcext:value-type="float">
            <text:p>0.875</text:p>
          </table:table-cell>
          <table:table-cell office:value-type="float" office:value="352.8" calcext:value-type="float">
            <text:p>352.8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10.5768in" svg:y="0.2382in">
            <draw:object draw:notify-on-update-of-ranges="Sheet2.G2:Sheet2.G11 Sheet2.F2:Sheet2.F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частота</text:p>
          </table:table-cell>
          <table:table-cell office:value-type="string" calcext:value-type="string">
            <text:p>напряжение</text:p>
          </table:table-cell>
          <table:table-cell office:value-type="string" calcext:value-type="string">
            <text:p>ток, мА</text:p>
          </table:table-cell>
          <table:table-cell office:value-type="string" calcext:value-type="string">
            <text:p>хуйня</text:p>
          </table:table-cell>
          <table:table-cell office:value-type="string" calcext:value-type="string">
            <text:p>полупериод</text:p>
          </table:table-cell>
          <table:table-cell office:value-type="string" calcext:value-type="string">
            <text:p>разность фаз или чето такое мне похуй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7" calcext:value-type="float">
            <text:p>0.67</text:p>
          </table:table-cell>
          <table:table-cell office:value-type="float" office:value="398" calcext:value-type="float">
            <text:p>398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table:formula="of:=[.D2]/[.E2] * PI()" office:value-type="float" office:value="2.0943951023932" calcext:value-type="float">
            <text:p>2.094395102393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8727" calcext:value-type="float">
            <text:p>0.8727</text:p>
          </table:table-cell>
          <table:table-cell office:value-type="float" office:value="350.2" calcext:value-type="float">
            <text:p>350.2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formula="of:=[.D3]/[.E3] * PI()" office:value-type="float" office:value="2.41660973353061" calcext:value-type="float">
            <text:p>2.4166097335306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9272" calcext:value-type="float">
            <text:p>0.9272</text:p>
          </table:table-cell>
          <table:table-cell office:value-type="float" office:value="328" calcext:value-type="float">
            <text:p>328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table:formula="of:=[.D4]/[.E4] * PI()" office:value-type="float" office:value="3.51119178930624" calcext:value-type="float">
            <text:p>3.5111917893062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94" calcext:value-type="float">
            <text:p>0.94</text:p>
          </table:table-cell>
          <table:table-cell office:value-type="float" office:value="315.3" calcext:value-type="float">
            <text:p>315.3</text:p>
          </table:table-cell>
          <table:table-cell office:value-type="float" office:value="5.6" calcext:value-type="float">
            <text:p>5.6</text:p>
          </table:table-cell>
          <table:table-cell office:value-type="float" office:value="6.4" calcext:value-type="float">
            <text:p>6.4</text:p>
          </table:table-cell>
          <table:table-cell table:formula="of:=[.D5]/[.E5] * PI()" office:value-type="float" office:value="2.74889357189107" calcext:value-type="float">
            <text:p>2.74889357189107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937" calcext:value-type="float">
            <text:p>0.937</text:p>
          </table:table-cell>
          <table:table-cell office:value-type="float" office:value="305.9" calcext:value-type="float">
            <text:p>305.9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table:formula="of:=[.D6]/[.E6] * PI()" office:value-type="float" office:value="2.89026524130261" calcext:value-type="float">
            <text:p>2.8902652413026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9265" calcext:value-type="float">
            <text:p>0.9265</text:p>
          </table:table-cell>
          <table:table-cell office:value-type="float" office:value="297.9" calcext:value-type="float">
            <text:p>297.9</text:p>
          </table:table-cell>
          <table:table-cell office:value-type="float" office:value="7.8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 table:formula="of:=[.D7]/[.E7] * PI()" office:value-type="float" office:value="2.91719317833338" calcext:value-type="float">
            <text:p>2.91719317833338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9111" calcext:value-type="float">
            <text:p>0.9111</text:p>
          </table:table-cell>
          <table:table-cell office:value-type="float" office:value="290.27" calcext:value-type="float">
            <text:p>290.27</text:p>
          </table:table-cell>
          <table:table-cell office:value-type="float" office:value="6.8" calcext:value-type="float">
            <text:p>6.8</text:p>
          </table:table-cell>
          <table:table-cell office:value-type="float" office:value="7.2" calcext:value-type="float">
            <text:p>7.2</text:p>
          </table:table-cell>
          <table:table-cell table:formula="of:=[.D8]/[.E8] * PI()" office:value-type="float" office:value="2.96705972839036" calcext:value-type="float">
            <text:p>2.96705972839036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8927" calcext:value-type="float">
            <text:p>0.8927</text:p>
          </table:table-cell>
          <table:table-cell office:value-type="float" office:value="282.75" calcext:value-type="float">
            <text:p>282.75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table:formula="of:=[.D9]/[.E9] * PI()" office:value-type="float" office:value="3.0402509550869" calcext:value-type="float">
            <text:p>3.04025095508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8723" calcext:value-type="float">
            <text:p>0.8723</text:p>
          </table:table-cell>
          <table:table-cell office:value-type="float" office:value="275.23" calcext:value-type="float">
            <text:p>275.23</text:p>
          </table:table-cell>
          <table:table-cell office:value-type="float" office:value="7.6" calcext:value-type="float">
            <text:p>7.6</text:p>
          </table:table-cell>
          <table:table-cell office:value-type="float" office:value="7.8" calcext:value-type="float">
            <text:p>7.8</text:p>
          </table:table-cell>
          <table:table-cell table:formula="of:=[.D10]/[.E10] * PI()" office:value-type="float" office:value="3.06103899580544" calcext:value-type="float">
            <text:p>3.0610389958054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8505" calcext:value-type="float">
            <text:p>0.8505</text:p>
          </table:table-cell>
          <table:table-cell office:value-type="float" office:value="267.67" calcext:value-type="float">
            <text:p>267.67</text:p>
          </table:table-cell>
          <table:table-cell office:value-type="float" office:value="8.8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formula="of:=[.D11]/[.E11] * PI()" office:value-type="float" office:value="3.07177948351002" calcext:value-type="float">
            <text:p>3.07177948351002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table:number-columns-repeated="5"/>
          <table:table-cell table:formula="of:=[.D12]/[.E12] * PI(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13]/[.E13] * PI(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14]/[.E14] * PI(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15]/[.E15] * PI(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16]/[.E16] * PI(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17]/[.E17] * PI(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18]/[.E18] * PI(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19]/[.E19] * PI(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20]/[.E20] * PI(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21]/[.E21] * PI(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22]/[.E22] * PI(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23]/[.E23] * PI(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24]/[.E24] * PI(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25]/[.E25] * PI(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D26]/[.E26] * PI()" office:value-type="string" office:string-value="" calcext:value-type="error">
            <text:p>#DIV/0!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6.298in" svg:height="3.5449in" svg:x="5.5717in" svg:y="0.8783in">
            <draw:object draw:notify-on-update-of-ranges="Sheet3.A2:Sheet3.A10 Sheet3.B2:Sheet3.B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частота</text:p>
          </table:table-cell>
          <table:table-cell office:value-type="string" calcext:value-type="string">
            <text:p>разность фаз или чето такое мне похуй</text:p>
          </table:table-cell>
          <table:table-cell office:value-type="string" calcext:value-type="string">
            <text:p>напряжение</text:p>
          </table:table-cell>
          <table:table-cell office:value-type="string" calcext:value-type="string">
            <text:p>ток, мА</text:p>
          </table:table-cell>
          <table:table-cell office:value-type="string" calcext:value-type="string">
            <text:p>хуйня</text:p>
          </table:table-cell>
          <table:table-cell office:value-type="string" calcext:value-type="string">
            <text:p>полупериод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[.E2]/[.F2] * PI()" office:value-type="float" office:value="3.14159265358979" calcext:value-type="float">
            <text:p>3.14159265358979</text:p>
          </table:table-cell>
          <table:table-cell office:value-type="float" office:value="0.8234" calcext:value-type="float">
            <text:p>0.8234</text:p>
          </table:table-cell>
          <table:table-cell office:value-type="float" office:value="258.79" calcext:value-type="float">
            <text:p>258.7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[.E3]/[.F3] * PI()" office:value-type="float" office:value="3.31140847270275" calcext:value-type="float">
            <text:p>3.31140847270275</text:p>
          </table:table-cell>
          <table:table-cell office:value-type="float" office:value="0.5874" calcext:value-type="float">
            <text:p>0.5874</text:p>
          </table:table-cell>
          <table:table-cell office:value-type="float" office:value="184.85" calcext:value-type="float">
            <text:p>184.85</text:p>
          </table:table-cell>
          <table:table-cell office:value-type="float" office:value="7.8" calcext:value-type="float">
            <text:p>7.8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E4]/[.F4] * PI()" office:value-type="float" office:value="3.59039160410262" calcext:value-type="float">
            <text:p>3.59039160410262</text:p>
          </table:table-cell>
          <table:table-cell office:value-type="float" office:value="0.3287" calcext:value-type="float">
            <text:p>0.3287</text:p>
          </table:table-cell>
          <table:table-cell office:value-type="float" office:value="107.35" calcext:value-type="float">
            <text:p>107.35</text:p>
          </table:table-cell>
          <table:table-cell office:value-type="float" office:value="6.4" calcext:value-type="float">
            <text:p>6.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table:formula="of:=[.E5]/[.F5] * PI()" office:value-type="float" office:value="3.9906717491546" calcext:value-type="float">
            <text:p>3.9906717491546</text:p>
          </table:table-cell>
          <table:table-cell office:value-type="float" office:value="0.2127" calcext:value-type="float">
            <text:p>0.2127</text:p>
          </table:table-cell>
          <table:table-cell office:value-type="float" office:value="73.34" calcext:value-type="float">
            <text:p>73.34</text:p>
          </table:table-cell>
          <table:table-cell office:value-type="float" office:value="9.4" calcext:value-type="float">
            <text:p>9.4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E6]/[.F6] * PI()" office:value-type="float" office:value="4.15139029224366" calcext:value-type="float">
            <text:p>4.15139029224366</text:p>
          </table:table-cell>
          <table:table-cell office:value-type="float" office:value="0.1498" calcext:value-type="float">
            <text:p>0.1498</text:p>
          </table:table-cell>
          <table:table-cell office:value-type="float" office:value="54.81" calcext:value-type="float">
            <text:p>54.81</text:p>
          </table:table-cell>
          <table:table-cell office:value-type="float" office:value="7.4" calcext:value-type="float">
            <text:p>7.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11250" calcext:value-type="float">
            <text:p>11250</text:p>
          </table:table-cell>
          <table:table-cell table:formula="of:=[.E7]/[.F7] * PI()" office:value-type="float" office:value="4.37091151803797" calcext:value-type="float">
            <text:p>4.37091151803797</text:p>
          </table:table-cell>
          <table:table-cell office:value-type="float" office:value="0.1102" calcext:value-type="float">
            <text:p>0.1102</text:p>
          </table:table-cell>
          <table:table-cell office:value-type="float" office:value="42.497" calcext:value-type="float">
            <text:p>42.497</text:p>
          </table:table-cell>
          <table:table-cell office:value-type="float" office:value="6.4" calcext:value-type="float">
            <text:p>6.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table:formula="of:=[.E8]/[.F8] * PI()" office:value-type="float" office:value="4.75998886907544" calcext:value-type="float">
            <text:p>4.75998886907544</text:p>
          </table:table-cell>
          <table:table-cell office:value-type="float" office:value="0.0856" calcext:value-type="float">
            <text:p>0.0856</text:p>
          </table:table-cell>
          <table:table-cell office:value-type="float" office:value="34.259" calcext:value-type="float">
            <text:p>34.259</text:p>
          </table:table-cell>
          <table:table-cell office:value-type="float" office:value="10" calcext:value-type="float">
            <text:p>10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[.E9]/[.F9] * PI()" office:value-type="float" office:value="4.87488515212209" calcext:value-type="float">
            <text:p>4.87488515212209</text:p>
          </table:table-cell>
          <table:table-cell office:value-type="float" office:value="0.0689" calcext:value-type="float">
            <text:p>0.0689</text:p>
          </table:table-cell>
          <table:table-cell office:value-type="float" office:value="27.954" calcext:value-type="float">
            <text:p>27.954</text:p>
          </table:table-cell>
          <table:table-cell office:value-type="float" office:value="9" calcext:value-type="float">
            <text:p>9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formula="of:=[.E10]/[.F10] * PI()" office:value-type="float" office:value="5.15221195188726" calcext:value-type="float">
            <text:p>5.15221195188726</text:p>
          </table:table-cell>
          <table:table-cell office:value-type="float" office:value="0.0571" calcext:value-type="float">
            <text:p>0.0571</text:p>
          </table:table-cell>
          <table:table-cell office:value-type="float" office:value="22.874" calcext:value-type="float">
            <text:p>22.874</text:p>
          </table:table-cell>
          <table:table-cell office:value-type="float" office:value="8.2" calcext:value-type="float">
            <text:p>8.2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частота Hz</text:p>
          </table:table-cell>
          <table:table-cell office:value-type="string" calcext:value-type="string">
            <text:p>индуктивность, mH</text:p>
          </table:table-cell>
          <table:table-cell office:value-type="string" calcext:value-type="string">
            <text:p>Rs, Ом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192" calcext:value-type="float">
            <text:p>10.192</text:p>
          </table:table-cell>
          <table:table-cell office:value-type="float" office:value="20.351" calcext:value-type="float">
            <text:p>20.3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.763" calcext:value-type="float">
            <text:p>9.763</text:p>
          </table:table-cell>
          <table:table-cell office:value-type="float" office:value="20.986" calcext:value-type="float">
            <text:p>20.9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0372" calcext:value-type="float">
            <text:p>9.0372</text:p>
          </table:table-cell>
          <table:table-cell office:value-type="float" office:value="2.763" calcext:value-type="float">
            <text:p>2.7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685" calcext:value-type="float">
            <text:p>7.685</text:p>
          </table:table-cell>
          <table:table-cell office:value-type="float" office:value="23.35" calcext:value-type="float">
            <text:p>23.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6656" calcext:value-type="float">
            <text:p>5.6656</text:p>
          </table:table-cell>
          <table:table-cell office:value-type="float" office:value="25.535" calcext:value-type="float">
            <text:p>25.53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06" calcext:value-type="float">
            <text:p>5.06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8955" calcext:value-type="float">
            <text:p>3.8955</text:p>
          </table:table-cell>
          <table:table-cell office:value-type="float" office:value="27.555" calcext:value-type="float">
            <text:p>27.55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3838" calcext:value-type="float">
            <text:p>3.3838</text:p>
          </table:table-cell>
          <table:table-cell office:value-type="float" office:value="28.206" calcext:value-type="float">
            <text:p>28.2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.1176" calcext:value-type="float">
            <text:p>3.1176</text:p>
          </table:table-cell>
          <table:table-cell office:value-type="float" office:value="28.782" calcext:value-type="float">
            <text:p>28.7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716" calcext:value-type="float">
            <text:p>3.0716</text:p>
          </table:table-cell>
          <table:table-cell office:value-type="float" office:value="29.156" calcext:value-type="float">
            <text:p>29.15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.0512" calcext:value-type="float">
            <text:p>3.0512</text:p>
          </table:table-cell>
          <table:table-cell office:value-type="float" office:value="29.601" calcext:value-type="float">
            <text:p>29.60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.0405" calcext:value-type="float">
            <text:p>3.0405</text:p>
          </table:table-cell>
          <table:table-cell office:value-type="float" office:value="30.114" calcext:value-type="float">
            <text:p>30.11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.0393" calcext:value-type="float">
            <text:p>3.0393</text:p>
          </table:table-cell>
          <table:table-cell office:value-type="float" office:value="32.742" calcext:value-type="float">
            <text:p>32.74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.0513" calcext:value-type="float">
            <text:p>3.0513</text:p>
          </table:table-cell>
          <table:table-cell office:value-type="float" office:value="34.443" calcext:value-type="float">
            <text:p>34.443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.0752" calcext:value-type="float">
            <text:p>3.0752</text:p>
          </table:table-cell>
          <table:table-cell office:value-type="float" office:value="37.545" calcext:value-type="float">
            <text:p>37.54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1463" calcext:value-type="float">
            <text:p>3.1463</text:p>
          </table:table-cell>
          <table:table-cell office:value-type="float" office:value="43.706" calcext:value-type="float">
            <text:p>43.70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.454" calcext:value-type="float">
            <text:p>3.454</text:p>
          </table:table-cell>
          <table:table-cell office:value-type="float" office:value="63.703" calcext:value-type="float">
            <text:p>63.70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.105" calcext:value-type="float">
            <text:p>4.105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.4925" calcext:value-type="float">
            <text:p>5.4925</text:p>
          </table:table-cell>
          <table:table-cell office:value-type="float" office:value="212.33" calcext:value-type="float">
            <text:p>212.3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9.1373" calcext:value-type="float">
            <text:p>9.1373</text:p>
          </table:table-cell>
          <table:table-cell office:value-type="float" office:value="915.5" calcext:value-type="float">
            <text:p>91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4:05:33.002801216</meta:creation-date>
    <meta:generator>LibreOffice/7.3.7.2$Linux_X86_64 LibreOffice_project/30$Build-2</meta:generator>
    <dc:date>2023-11-16T15:29:04.773823654</dc:date>
    <meta:editing-duration>PT17M54S</meta:editing-duration>
    <meta:editing-cycles>2</meta:editing-cycles>
    <meta:document-statistic meta:table-count="4" meta:cell-count="25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828cm" svg:y="4.203cm" style:legend-expansion="high" chart:style-name="ch2"/>
        <chart:plot-area chart:style-name="ch3" table:cell-range-address="Sheet1.A1:Sheet1.B11" chart:data-source-has-labels="row" svg:x="0.374cm" svg:y="0.151cm" svg:width="12.188cm" svg:height="8.645cm">
          <chart:coordinate-region svg:x="1.101cm" svg:y="0.351cm" svg:width="11.181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постирония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:Sheet1.A11</svg:desc>
                </draw:g>
              </table:table-cell>
              <table:table-cell office:value-type="float" office:value="3.78">
                <text:p>3.78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3.56888888888889">
                <text:p>3.56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3.24748">
                <text:p>3.247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2.90691317647059">
                <text:p>2.90691317647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2.58433866666667">
                <text:p>2.584338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2.297067744">
                <text:p>2.297067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">
                <text:p>145</text:p>
              </table:table-cell>
              <table:table-cell office:value-type="float" office:value="2.04689793103448">
                <text:p>2.04689793103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">
                <text:p>165</text:p>
              </table:table-cell>
              <table:table-cell office:value-type="float" office:value="1.83725">
                <text:p>1.83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">
                <text:p>185</text:p>
              </table:table-cell>
              <table:table-cell office:value-type="float" office:value="1.65758648648649">
                <text:p>1.65758648648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5">
                <text:p>205</text:p>
              </table:table-cell>
              <table:table-cell office:value-type="float" office:value="1.50585365853659">
                <text:p>1.50585365853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3.A2:Sheet3.B10" svg:x="0.319cm" svg:y="0.18cm" svg:width="12.508cm" svg:height="8.645cm">
          <chart:coordinate-region svg:x="0.755cm" svg:y="0.38cm" svg:width="11.607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10" chart:class="chart:scatter">
            <chart:domain table:cell-range-address="Sheet3.A2:Sheet3.A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5">
                <text:p>1125</text:p>
                <draw:g>
                  <svg:desc>Sheet3.A2:Sheet3.A10</svg:desc>
                </draw:g>
              </table:table-cell>
              <table:table-cell office:value-type="float" office:value="3.14159265358979">
                <text:p>3.14159265358979</text:p>
                <draw:g>
                  <svg:desc>Sheet3.B2:Sheet3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0">
                <text:p>2250</text:p>
              </table:table-cell>
              <table:table-cell office:value-type="float" office:value="3.31140847270275">
                <text:p>3.31140847270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0">
                <text:p>4500</text:p>
              </table:table-cell>
              <table:table-cell office:value-type="float" office:value="3.59039160410262">
                <text:p>3.59039160410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50">
                <text:p>6750</text:p>
              </table:table-cell>
              <table:table-cell office:value-type="float" office:value="3.9906717491546">
                <text:p>3.99067174915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0">
                <text:p>9000</text:p>
              </table:table-cell>
              <table:table-cell office:value-type="float" office:value="4.15139029224366">
                <text:p>4.15139029224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0">
                <text:p>11250</text:p>
              </table:table-cell>
              <table:table-cell office:value-type="float" office:value="4.37091151803797">
                <text:p>4.37091151803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00">
                <text:p>13500</text:p>
              </table:table-cell>
              <table:table-cell office:value-type="float" office:value="4.75998886907544">
                <text:p>4.75998886907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750">
                <text:p>15750</text:p>
              </table:table-cell>
              <table:table-cell office:value-type="float" office:value="4.87488515212209">
                <text:p>4.87488515212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">
                <text:p>18000</text:p>
              </table:table-cell>
              <table:table-cell office:value-type="float" office:value="5.15221195188726">
                <text:p>5.152211951887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74cm" svg:y="4.201cm" style:legend-expansion="high" chart:style-name="ch2"/>
        <chart:plot-area chart:style-name="ch3" table:cell-range-address="Sheet2.F2:Sheet2.G11" svg:x="0.32cm" svg:y="0.18cm" svg:width="12.534cm" svg:height="8.64cm">
          <chart:coordinate-region svg:x="1.047cm" svg:y="0.379cm" svg:width="11.43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F2:Sheet2.F11" chart:class="chart:scatter">
            <chart:domain table:cell-range-address="Sheet2.G2:Sheet2.G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">
                <text:p>105</text:p>
                <draw:g>
                  <svg:desc>Sheet2.G2:Sheet2.G11</svg:desc>
                </draw:g>
              </table:table-cell>
              <table:table-cell office:value-type="float" office:value="2.0943951023932">
                <text:p>2.0943951023932</text:p>
                <draw:g>
                  <svg:desc>Sheet2.F2:Sheet2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">
                <text:p>205</text:p>
              </table:table-cell>
              <table:table-cell office:value-type="float" office:value="2.41660973353061">
                <text:p>2.41660973353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5">
                <text:p>305</text:p>
              </table:table-cell>
              <table:table-cell office:value-type="float" office:value="3.51119178930624">
                <text:p>3.51119178930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5">
                <text:p>405</text:p>
              </table:table-cell>
              <table:table-cell office:value-type="float" office:value="2.74889357189107">
                <text:p>2.74889357189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5">
                <text:p>505</text:p>
              </table:table-cell>
              <table:table-cell office:value-type="float" office:value="2.89026524130261">
                <text:p>2.89026524130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5">
                <text:p>605</text:p>
              </table:table-cell>
              <table:table-cell office:value-type="float" office:value="2.91719317833338">
                <text:p>2.91719317833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5">
                <text:p>705</text:p>
              </table:table-cell>
              <table:table-cell office:value-type="float" office:value="2.96705972839036">
                <text:p>2.96705972839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5">
                <text:p>805</text:p>
              </table:table-cell>
              <table:table-cell office:value-type="float" office:value="3.0402509550869">
                <text:p>3.0402509550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5">
                <text:p>905</text:p>
              </table:table-cell>
              <table:table-cell office:value-type="float" office:value="3.06103899580544">
                <text:p>3.06103899580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5">
                <text:p>1005</text:p>
              </table:table-cell>
              <table:table-cell office:value-type="float" office:value="3.07177948351002">
                <text:p>3.071779483510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